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viewer: 1<text:line-break/>Comments to the Author</text:p>
      <text:p text:style-name="Standard"><text:line-break/><text:span text:style-name="T1">Cheminformatics is repeated in the keywords</text:span></text:p>
      <text:p text:style-name="Standard"/>
      <text:p text:style-name="Standard">This was intentional, to aid searches on either spelling of chem(o)informatics. <text:s/>At this point, we have made no change to the keywords from the previous revision. <text:s/>Please let us know if you would still like us to remove one variation of chem(o)informatics.<text:line-break/><text:line-break/><text:span text:style-name="T1">Figure 1 missing A-D labels on the pictures, or just say top-left …</text:span></text:p>
      <text:p text:style-name="Standard"/>
      <text:p text:style-name="Standard">The caption now reads (top left), (top right), etc.<text:line-break/><text:line-break/>S<text:span text:style-name="T1">ome recent citations about text mining applied to chemical compounds that could be added:<text:line-break/></text:span><text:a xlink:type="simple" xlink:href="http://dx.doi.org/10.1002/minf.201100005" office:target-frame-name="_blank" xlink:show="new"><text:span text:style-name="T1">http://dx.doi.org/10.1002/minf.201100005</text:span></text:a><text:span text:style-name="T1"><text:line-break/></text:span><text:a xlink:type="simple" xlink:href="http://www.isrn.com/journals/bioinformatics/aip/619427/"><text:span text:style-name="T1">http://www.isrn.com/journals/bioinformatics/aip/619427/</text:span></text:a></text:p>
      <text:p text:style-name="Standard"/>
      <text:p text:style-name="Standard">Since we are already at the limit of 40 references for the main article text, we added these references to the Appendix, when discussing open questions about text mining of patents.<text:line-break/><text:line-break/><text:span text:style-name="T1">Some suggestions:<text:line-break/>to read/write chemical file formats -&gt; to read/write chemical files in various formats<text:line-break/>generate 2D diagrams -&gt; generate 2D depictions</text:span></text:p>
      <text:p text:style-name="Standard"/>
      <text:p text:style-name="Standard">Both changes made.<text:line-break/><text:line-break/><text:span text:style-name="T1">Some typos:<text:line-break/>with valencies satisified by hydrogens -&gt; satisfied<text:line-break/>a surface represention -&gt; representation<text:line-break/>A number of commerical -&gt; commercial<text:line-break/>variety of parametrizations -&gt; parameterizations<text:line-break/>might be more suitabe -&gt; suitable<text:line-break/>hundred of thousands -&gt; hundreds of thousands<text:line-break/>US and UK English: heterogenous vs. organised</text:span></text:p>
      <text:p text:style-name="Standard"/>
      <text:p text:style-name="Standard">All changes made.<text:line-break/><text:line-break/><text:line-break/>Reviewer: 2<text:line-break/>Comments to the Author<text:line-break/><text:span text:style-name="T1">The authors state quite clearly in the article and in the response to the previous reviewers’ comments that this article is focused on open source and open data. Therefore, the article must be retitled to clarify that it is not an overarching review of cheminformatics, but one that is focused only on these areas.</text:span></text:p>
      <text:p text:style-name="Standard"/>
      <text:p text:style-name="Standard">We have changed the title to: “Cheminformatics: The Computer Science of Chemical Discovery Turning Open-Source.”<text:line-break/><text:line-break/><text:span text:style-name="T1">The abstract maintains a bullishness that I feel is still inappropriate and unfair in suggesting that data </text:span><text:soft-page-break/><text:span text:style-name="T1">and methods were unavailable until 10-15 years ago. Much work was done prior to then and emphasizing the open source movement without clear reference of impact does not do any favors to the authors’ message. I would recommend that the authors tone down their general favoring of the open source movement.</text:span></text:p>
      <text:p text:style-name="P1"/>
      <text:p text:style-name="Standard">We have changed the tone of the abstract. <text:s/>It now explicitly speaks favorably of work before 2000, and then points to new research opportunities that have arisen as a result of the turn toward open science in cheminformatics.<text:line-break/><text:line-break/><text:span text:style-name="T1">Idioms such as ‘churn out’, ‘toolbox’, etc. should not be used in a manuscript for CACM.</text:span></text:p>
      <text:p text:style-name="Standard"/>
      <text:p text:style-name="Standard">We have replaced “churn out” by “produce” and “toolbox” by “methods.”<text:line-break/><text:line-break/><text:span text:style-name="T1">Figure 1B is referred to in the text as a fully labeled graph, whereas it clearly is not.</text:span></text:p>
      <text:p text:style-name="Standard"/>
      <text:p text:style-name="Standard">????<text:line-break/><text:line-break/><text:span text:style-name="T1">Figure 1B: the authors do not explain what the ‘A’, ‘O’ and ‘On’ node labels signify.</text:span></text:p>
      <text:p text:style-name="Standard"/>
      <text:p text:style-name="Standard">????<text:line-break/><text:line-break/><text:span text:style-name="T1">p. 2, l. 37: this information can also be determined by simulations such as molecular dynamics.</text:span></text:p>
      <text:p text:style-name="Standard"/>
      <text:p text:style-name="Standard">We have added this information to the paragraph.<text:line-break/><text:line-break/><text:span text:style-name="T1">p. 2, l. 38: the authors raise the point of low energy conformers. Could the authors include a discussion as to why low energy conformers are useful in cheminformatics and their relevance to, for example, the bound conformer?</text:span></text:p>
      <text:p text:style-name="Standard"/>
      <text:p text:style-name="Standard">????<text:line-break/><text:line-break/><text:span text:style-name="T1">p. 2, col. 2, l. 31: could the authors expand on what they mean by trial and error in this context as it is not clear from the text? What properties are determined through trial and error?</text:span></text:p>
      <text:p text:style-name="Standard"/>
      <text:p text:style-name="Standard">????<text:line-break/><text:line-break/><text:span text:style-name="T1">p. 3, c. 1, l. 6: as a drug candidate.</text:span></text:p>
      <text:p text:style-name="Standard"/>
      <text:p text:style-name="Standard">Corrected.<text:line-break/><text:line-break/><text:span text:style-name="T1">p. 3, c. 1, l. 52: SMILES is the Simplified Molecular Input Line Entry System as defined by Weininger 1988.</text:span></text:p>
      <text:p text:style-name="Standard"/>
      <text:p text:style-name="Standard">We have added an inline reference to Weininger 1988.<text:line-break/><text:line-break/><text:span text:style-name="T1">I think the manuscript would be better if the authors could structure it so that QSAR was introduced before inverse QSAR.</text:span></text:p>
      <text:p text:style-name="Standard"/>
      <text:p text:style-name="Standard">????<text:line-break/><text:soft-page-break/><text:line-break/><text:span text:style-name="T1">p. 5, c. 1, l. 5: identifying.</text:span></text:p>
      <text:p text:style-name="Standard"/>
      <text:p text:style-name="Standard">Corrected.<text:line-break/><text:line-break/><text:span text:style-name="T1">Perhaps the authors could beneficially add to Figure 1 a number of examples of different structural representations they cover in this manuscript: e.g. tautomers, stereoisomers, conformers, constitution, etc. Also, it could be beneficial for the reader to see a ligand in a receptor site to understand what this means clearly in the intended context.</text:span></text:p>
      <text:p text:style-name="Standard"/>
      <text:p text:style-name="Standard">???? figures for Andreas perhaps ????<text:line-break/><text:line-break/><text:span text:style-name="T1">p. 5, c. 2, l. 18: I recommend clarifying these pharmacophores as structure-based since pharmacophores can be elucidated from ligand data alone.</text:span><text:line-break/></text:p>
      <text:p text:style-name="Standard">We have added the qualifier “structure-based.”</text:p>
      <text:p text:style-name="Standard"><text:line-break/><text:span text:style-name="T1">p. 5, c. 2, l. 33 &amp; 36: vector not vectorial.</text:span></text:p>
      <text:p text:style-name="Standard"/>
      <text:p text:style-name="Standard">Corrected.<text:line-break/><text:line-break/><text:span text:style-name="T1">p. 5, c. 2, l. 38. “feature selection problem is well discussed in the data mining literature.”</text:span></text:p>
      <text:p text:style-name="Standard"/>
      <text:p text:style-name="Standard">Corrected.<text:line-break/><text:line-break/><text:span text:style-name="T1">p. 5, c. 2, l. 57: (e.g. neural networks).</text:span></text:p>
      <text:p text:style-name="Standard"/>
      <text:p text:style-name="Standard">Corrected.<text:line-break/><text:line-break/><text:span text:style-name="T1">I have looked through the revised manuscript and I cannot see where the authors have included mention of naïve Bayesian classifiers. Could the authors clarify this inclusion?</text:span></text:p>
      <text:p text:style-name="Standard"><text:span text:style-name="T1"/></text:p>
      <text:p text:style-name="Standard"><text:span text:style-name="T1">????????</text:span><text:line-break/><text:line-break/><text:span text:style-name="T1">In section 2.5, the authors mention that a significant take-up of ELNs occurred in 2004 and 2005. Perhaps the authors could explain why this was, perhaps with reference to ‘Title 21 CFR Part 11’ of the FDA regulations on electronic signatures.</text:span></text:p>
      <text:p text:style-name="Standard"/>
      <text:p text:style-name="Standard">We have included <text:span text:style-name="T2">Title 21 CFR Part 11 in our discussion.</text:span><text:line-break/><text:line-break/><text:span text:style-name="T1">SciFinder should be mentioned specifically in 2.5 and also that ChEMBL and PubChem do not currently abstract reactions as suggested by the context in which they are mentioned here.</text:span></text:p>
      <text:p text:style-name="Standard"/>
      <text:p text:style-name="Standard">We have added this information.<text:line-break/><text:line-break/><text:span text:style-name="T1">In section 3, it should be noted that many of these functions are relatively simple to implement and work to published standards and algorithms.<text:line-break/><text:line-break/>It quite often feels that the authors are going over ground in which computer scientists will be well </text:span><text:soft-page-break/><text:span text:style-name="T1">versed. This is particularly apparent in section 2.4 where the authors explain a range of methods and issues in statistical learning methods, but these are very familiar to the computer scientist. The authors should change these sections that suffer from this over-explanation to reduce this scientific detail of the methods and instead clarify and exemplify how these methods are clearly applied in cheminformatics. This should also include concise and descriptive diagrams.</text:span></text:p>
      <text:p text:style-name="Standard"><text:span text:style-name="T1"/></text:p>
      <text:p text:style-name="Standard"><text:span text:style-name="T1">????</text:span><text:line-break/><text:line-break/><text:span text:style-name="T1">I feel the authors have improved the manuscript vastly from its original version, but there remain important changes to make to ensure that the manuscript is written as appropriate for the audience. In particular, I cannot emphasise enough that the authors must either tone down the emphasis of open source or significantly change the title to ensure it is clear that this is the main thrust of the work. </text:span></text:p>
      <text:p text:style-name="Standard"/>
      <text:p text:style-name="Standard">We have changed the title, and the tone of the abstract, to address these concer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aron Sterling</meta:initial-creator>
    <meta:creation-date>2012-02-04T12:46:04.95</meta:creation-date>
    <dc:date>2012-02-04T23:08:54.38</dc:date>
    <dc:creator>Aaron Sterling</dc:creator>
    <meta:editing-duration>PT7H36M46S</meta:editing-duration>
    <meta:editing-cycles>3</meta:editing-cycles>
    <meta:generator>OpenOffice.org/3.3$Win32 OpenOffice.org_project/330m20$Build-9567</meta:generator>
    <meta:document-statistic meta:table-count="0" meta:image-count="0" meta:object-count="0" meta:page-count="4" meta:paragraph-count="30" meta:word-count="1064" meta:character-count="6443"/>
  </office:meta>
</office:document-meta>
</file>